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lwgMono" svg:font-family="TlwgMono" style:font-pitch="fixed"/>
    <style:font-face style:name="TlwgMono1" svg:font-family="TlwgMono" style:font-adornments="Regular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ackground-color="#000000">
        <style:background-image/>
      </style:paragraph-properties>
      <style:text-properties fo:color="#23ff23" style:font-name="TlwgMono" officeooo:paragraph-rsid="000450b6"/>
    </style:style>
    <style:style style:name="P2" style:family="paragraph" style:parent-style-name="Standard">
      <style:paragraph-properties fo:background-color="#000000">
        <style:background-image/>
      </style:paragraph-properties>
      <style:text-properties fo:color="#23ff23" style:font-name="TlwgMono" officeooo:paragraph-rsid="00063c57"/>
    </style:style>
    <style:style style:name="P3" style:family="paragraph" style:parent-style-name="Standard">
      <style:paragraph-properties fo:background-color="#000000">
        <style:background-image/>
      </style:paragraph-properties>
      <style:text-properties fo:color="#23ff23" style:font-name="TlwgMono" officeooo:paragraph-rsid="00079463"/>
    </style:style>
    <style:style style:name="P4" style:family="paragraph" style:parent-style-name="Standard">
      <style:paragraph-properties fo:background-color="#000000">
        <style:background-image/>
      </style:paragraph-properties>
      <style:text-properties fo:color="#23ff23" style:font-name="TlwgMono" officeooo:paragraph-rsid="0008d16b"/>
    </style:style>
    <style:style style:name="P5" style:family="paragraph" style:parent-style-name="Standard">
      <style:paragraph-properties fo:background-color="#000000">
        <style:background-image/>
      </style:paragraph-properties>
      <style:text-properties fo:color="#23ff23" style:font-name="TlwgMono" officeooo:paragraph-rsid="000b7900"/>
    </style:style>
    <style:style style:name="P6" style:family="paragraph" style:parent-style-name="Standard">
      <style:paragraph-properties fo:background-color="#000000">
        <style:background-image/>
      </style:paragraph-properties>
      <style:text-properties fo:color="#23ff23" style:font-name="TlwgMono" officeooo:paragraph-rsid="000bc1d4"/>
    </style:style>
    <style:style style:name="P7" style:family="paragraph" style:parent-style-name="Standard">
      <style:paragraph-properties fo:background-color="#000000">
        <style:background-image/>
      </style:paragraph-properties>
      <style:text-properties fo:color="#23ff23" style:font-name="TlwgMono" officeooo:paragraph-rsid="000d8bbe"/>
    </style:style>
    <style:style style:name="P8" style:family="paragraph" style:parent-style-name="Standard">
      <style:paragraph-properties fo:background-color="#000000">
        <style:background-image/>
      </style:paragraph-properties>
      <style:text-properties fo:color="#23ff23" style:font-name="TlwgMono" officeooo:paragraph-rsid="000edfb9"/>
    </style:style>
    <style:style style:name="P9" style:family="paragraph" style:parent-style-name="Standard">
      <style:paragraph-properties fo:background-color="#000000">
        <style:background-image/>
      </style:paragraph-properties>
      <style:text-properties fo:font-variant="normal" fo:text-transform="none" fo:color="#000000" style:font-name="TlwgMono" fo:letter-spacing="normal" officeooo:paragraph-rsid="000bc1d4"/>
    </style:style>
    <style:style style:name="T1" style:family="text">
      <style:text-properties officeooo:rsid="000450b6"/>
    </style:style>
    <style:style style:name="T2" style:family="text">
      <style:text-properties fo:color="#23ff23" style:font-name="TlwgMono" officeooo:rsid="000edfb9"/>
    </style:style>
    <style:style style:name="T3" style:family="text">
      <style:text-properties officeooo:rsid="00063c57"/>
    </style:style>
    <style:style style:name="T4" style:family="text">
      <style:text-properties officeooo:rsid="00079463"/>
    </style:style>
    <style:style style:name="T5" style:family="text">
      <style:text-properties officeooo:rsid="0008d16b"/>
    </style:style>
    <style:style style:name="T6" style:family="text">
      <style:text-properties officeooo:rsid="000b7900"/>
    </style:style>
    <style:style style:name="T7" style:family="text">
      <style:text-properties officeooo:rsid="000bc1d4"/>
    </style:style>
    <style:style style:name="T8" style:family="text">
      <style:text-properties officeooo:rsid="000d8bbe"/>
    </style:style>
    <style:style style:name="T9" style:family="text">
      <style:text-properties officeooo:rsid="000edf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cursor">|</text:span><text:span text:style-name="placeholder">&lt;&lt;root&gt;&gt;</text:span><text:span text:style-name="placeholder"><text:span text:style-name="T7"><text:tab/><text:tab/><text:tab/><text:tab/><text:tab/><text:tab/><text:tab/></text:span></text:span><text:span text:style-name="narration"><text:span text:style-name="T7">cursor is </text:span></text:span><text:span text:style-name="cursor">|</text:span></text:p>
      <text:p text:style-name="P6"><text:span text:style-name="T1"><text:tab/></text:span><text:span text:style-name="placeholder">&lt;&lt;statement&gt;&gt;</text:span><text:span text:style-name="placeholder"><text:span text:style-name="T7"><text:tab/><text:tab/><text:tab/><text:tab/><text:tab/></text:span></text:span><text:span text:style-name="narration"><text:span text:style-name="T7">placeholder is </text:span></text:span><text:span text:style-name="placeholder">&lt;&lt;</text:span><text:span text:style-name="placeholder"><text:span text:style-name="T7">placeholder</text:span></text:span><text:span text:style-name="placeholder">&gt;&gt;</text:span></text:p>
      <text:p text:style-name="P9"><text:span text:style-name="user_20_input">↓</text:span><text:span text:style-name="user_20_input"><text:span text:style-name="T7"><text:tab/><text:tab/><text:tab/><text:tab/><text:tab/><text:tab/><text:tab/><text:tab/></text:span></text:span><text:span text:style-name="user_20_input">↓</text:span><text:span text:style-name="user_20_input"><text:span text:style-name="T7"> </text:span></text:span><text:span text:style-name="narration"><text:span text:style-name="T7">is user input (keypress)</text:span></text:span></text:p>
      <text:p text:style-name="P1"><text:span text:style-name="placeholder">&lt;&lt;root&gt;&gt;<text:tab/><text:tab/><text:tab/><text:tab/><text:tab/></text:span><text:span text:style-name="placeholder"><text:span text:style-name="T7"><text:tab/><text:tab/></text:span></text:span></text:p>
      <text:p text:style-name="P6"><text:span text:style-name="cursor">|</text:span><text:span text:style-name="T1"><text:tab/></text:span><text:span text:style-name="placeholder">&lt;&lt;statement&gt;&gt;<text:tab/><text:tab/><text:tab/></text:span><text:span text:style-name="placeholder"><text:span text:style-name="T7"><text:tab/><text:tab/></text:span></text:span><text:span text:style-name="narration"><text:span text:style-name="T7">user is pressing arrows to</text:span></text:span></text:p>
      <text:p text:style-name="P9"><text:span text:style-name="user_20_input">→</text:span><text:span text:style-name="user_20_input"><text:span text:style-name="T7"><text:tab/><text:tab/><text:tab/><text:tab/><text:tab/><text:tab/><text:tab/><text:tab/></text:span></text:span><text:span text:style-name="narration"><text:span text:style-name="T7">move the cursor to the</text:span></text:span></text:p>
      <text:p text:style-name="P6"><text:span text:style-name="placeholder">&lt;&lt;root&gt;&gt;</text:span><text:span text:style-name="placeholder"><text:span text:style-name="T7"><text:tab/><text:tab/><text:tab/><text:tab/><text:tab/><text:tab/><text:tab/></text:span></text:span><text:span text:style-name="narration"><text:span text:style-name="T7">first statement placeholder</text:span></text:span></text:p>
      <text:p text:style-name="P6"><text:span text:style-name="T1"><text:tab/></text:span><text:span text:style-name="cursor">|</text:span><text:span text:style-name="placeholder">&lt;&lt;statement&gt;&gt;</text:span><text:span text:style-name="placeholder"><text:span text:style-name="T7"><text:tab/><text:tab/><text:tab/></text:span></text:span></text:p>
      <text:p text:style-name="P6"><text:span text:style-name="user_20_input">f</text:span><text:span text:style-name="user_20_input"><text:span text:style-name="T7"><text:tab/><text:tab/><text:tab/><text:tab/><text:tab/><text:tab/></text:span></text:span></text:p>
      <text:p text:style-name="P2"><text:span text:style-name="placeholder">&lt;&lt;root&gt;&gt;</text:span></text:p>
      <text:p text:style-name="P6"><text:span text:style-name="T1"><text:tab/></text:span><text:span text:style-name="edit">f</text:span><text:span text:style-name="cursor">|</text:span><text:span text:style-name="placeholder">statement&gt;&gt;<text:tab/><text:tab/><text:tab/></text:span><text:span text:style-name="placeholder"><text:span text:style-name="T7"><text:tab/><text:tab/></text:span></text:span><text:span text:style-name="narration"><text:span text:style-name="T7">first letter is pressed and</text:span></text:span></text:p>
      <text:p text:style-name="P6"><text:span text:style-name="T1"><text:tab/></text:span><text:span text:style-name="menu">float<text:tab/><text:tab/><text:tab/><text:tab/><text:tab/></text:span><text:span text:style-name="menu"><text:span text:style-name="T7"><text:tab/><text:tab/></text:span></text:span><text:span text:style-name="narration"><text:span text:style-name="T7">a menu appears</text:span></text:span></text:p>
      <text:p text:style-name="P2"><text:span text:style-name="menu"><text:tab/>for</text:span></text:p>
      <text:p text:style-name="P2"><text:span text:style-name="menu"><text:tab/>force close a program</text:span></text:p>
      <text:p text:style-name="P2"><text:span text:style-name="menu"><text:tab/>font</text:span></text:p>
      <text:p text:style-name="P3"><text:span text:style-name="user_20_input">o</text:span></text:p>
      <text:p text:style-name="P3"><text:span text:style-name="placeholder">&lt;&lt;root&gt;&gt;</text:span></text:p>
      <text:p text:style-name="P4"><text:span text:style-name="T1"><text:tab/></text:span><text:span text:style-name="edit">f</text:span><text:span text:style-name="edit"><text:span text:style-name="T3">o</text:span></text:span><text:span text:style-name="cursor">|</text:span><text:span text:style-name="placeholder">tatement&gt;&gt;</text:span></text:p>
      <text:p text:style-name="P3"><text:span text:style-name="T1"><text:tab/></text:span><text:span text:style-name="menu"><text:span text:style-name="T4">f</text:span></text:span><text:span text:style-name="menu">or</text:span></text:p>
      <text:p text:style-name="P3"><text:span text:style-name="menu"><text:tab/>force close a program</text:span></text:p>
      <text:p text:style-name="P3"><text:span text:style-name="menu"><text:tab/>font</text:span></text:p>
      <text:p text:style-name="P3"><text:span text:style-name="user_20_input"><text:span text:style-name="T4">r</text:span></text:span></text:p>
      <text:p text:style-name="P3"><text:span text:style-name="placeholder">&lt;&lt;root&gt;&gt;</text:span></text:p>
      <text:p text:style-name="P6"><text:span text:style-name="T1"><text:tab/></text:span><text:span text:style-name="edit">f</text:span><text:span text:style-name="edit"><text:span text:style-name="T3">o</text:span></text:span><text:span text:style-name="edit"><text:span text:style-name="T4">r</text:span></text:span><text:span text:style-name="cursor">|</text:span><text:span text:style-name="placeholder">atement&gt;&gt;<text:tab/><text:tab/><text:tab/></text:span><text:span text:style-name="placeholder"><text:span text:style-name="T7"><text:tab/><text:tab/></text:span></text:span><text:span text:style-name="narration"><text:span text:style-name="T7">this is an exact match so the</text:span></text:span></text:p>
      <text:p text:style-name="P6"><text:span text:style-name="T1"><text:tab/></text:span><text:span text:style-name="menu_20_selected">for<text:tab/><text:tab/><text:tab/><text:tab/><text:tab/></text:span><text:span text:style-name="menu_20_selected"><text:span text:style-name="T7"><text:tab/><text:tab/></text:span></text:span><text:span text:style-name="narration"><text:span text:style-name="T7">menu item is selected</text:span></text:span></text:p>
      <text:p text:style-name="P3"><text:span text:style-name="menu"><text:tab/>force close a program</text:span></text:p>
      <text:p text:style-name="P6"><text:span text:style-name="user_20_input"><text:span text:style-name="T4">(space)<text:tab/><text:tab/><text:tab/><text:tab/><text:tab/></text:span></text:span><text:span text:style-name="user_20_input"><text:span text:style-name="T7"><text:tab/><text:tab/></text:span></text:span><text:span text:style-name="narration"><text:span text:style-name="T7">space confirms the selected</text:span></text:span></text:p>
      <text:p text:style-name="P6"><text:span text:style-name="placeholder">&lt;&lt;root&gt;&gt;<text:tab/><text:tab/><text:tab/><text:tab/><text:tab/></text:span><text:span text:style-name="placeholder"><text:span text:style-name="T7"><text:tab/><text:tab/></text:span></text:span><text:span text:style-name="narration"><text:span text:style-name="T7">item in this situation</text:span></text:span></text:p>
      <text:p text:style-name="P5"><text:span text:style-name="T1"><text:tab/></text:span><text:span text:style-name="static">for</text:span><text:span text:style-name="placeholder"><text:span text:style-name="T5"> </text:span></text:span><text:span text:style-name="cursor">|</text:span><text:span text:style-name="placeholder"><text:span text:style-name="T5">&lt;item&gt;&gt; </text:span></text:span><text:span text:style-name="static">in</text:span><text:span text:style-name="placeholder"><text:span text:style-name="T5"> &lt;&lt;items</text:span></text:span><text:span text:style-name="placeholder">&gt;&gt;</text:span><text:span text:style-name="static">:</text:span></text:p>
      <text:p text:style-name="P7"><text:span text:style-name="user_20_input"><text:span text:style-name="T4">(</text:span></text:span><text:span text:style-name="user_20_input"><text:span text:style-name="T6">ctrl-</text:span></text:span><text:span text:style-name="user_20_input">↓</text:span><text:span text:style-name="user_20_input"><text:span text:style-name="T4">)</text:span></text:span><text:span text:style-name="user_20_input"><text:span text:style-name="T7"> </text:span></text:span><text:span text:style-name="narration"><text:span text:style-name="T7"><text:tab/><text:tab/><text:tab/><text:tab/><text:tab/><text:tab/><text:tab/>ctrl up and down cycles thru </text:span></text:span></text:p>
      <text:p text:style-name="P7"><text:span text:style-name="placeholder">&lt;&lt;root&gt;&gt;</text:span><text:span text:style-name="placeholder"><text:span text:style-name="T7"><text:tab/><text:tab/><text:tab/><text:tab/><text:tab/><text:tab/><text:tab/></text:span></text:span><text:span text:style-name="narration"><text:span text:style-name="T7">the templates presentations</text:span></text:span></text:p>
      <text:p text:style-name="P7"><text:span text:style-name="T1"><text:tab/></text:span><text:span text:style-name="static"><text:span text:style-name="T6">repeat with every</text:span></text:span><text:span text:style-name="static"><text:span text:style-name="T7"> </text:span></text:span><text:span text:style-name="cursor">|</text:span><text:span text:style-name="placeholder"><text:span text:style-name="T5">&lt;item&gt;&gt; </text:span></text:span><text:span text:style-name="static">in</text:span><text:span text:style-name="placeholder"><text:span text:style-name="T5"> &lt;&lt;items</text:span></text:span><text:span text:style-name="placeholder">&gt;&gt;</text:span><text:span text:style-name="static">:</text:span></text:p>
      <text:p text:style-name="P7"><text:span text:style-name="user_20_input"><text:span text:style-name="T8">x</text:span></text:span></text:p>
      <text:p text:style-name="P7"><text:span text:style-name="placeholder">&lt;&lt;root&gt;&gt;</text:span><text:span text:style-name="placeholder"><text:span text:style-name="T7"><text:tab/><text:tab/><text:tab/><text:tab/><text:tab/><text:tab/><text:tab/></text:span></text:span></text:p>
      <text:p text:style-name="P7"><text:span text:style-name="T1"><text:tab/></text:span><text:span text:style-name="static"><text:span text:style-name="T6">repeat with every</text:span></text:span><text:span text:style-name="static"><text:span text:style-name="T7"> </text:span></text:span><text:span text:style-name="edit"><text:span text:style-name="T8">x</text:span></text:span><text:span text:style-name="cursor">|</text:span><text:span text:style-name="placeholder"><text:span text:style-name="T5">item&gt;&gt; </text:span></text:span><text:span text:style-name="static">in</text:span><text:span text:style-name="placeholder"><text:span text:style-name="T5"> &lt;&lt;items</text:span></text:span><text:span text:style-name="placeholder">&gt;&gt;</text:span><text:span text:style-name="static">:</text:span></text:p>
      <text:p text:style-name="P8"><text:span text:style-name="user_20_input"><text:span text:style-name="T9"><text:tab/><text:tab/><text:tab/><text:tab/> <text:s text:c="2"/></text:span></text:span><text:span text:style-name="menu"><text:span text:style-name="T9">x11<text:tab/><text:tab/><text:tab/></text:span></text:span><text:span text:style-name="narration"><text:span text:style-name="T9">random module name matches</text:span></text:span></text:p>
      <text:p text:style-name="P7"><text:span text:style-name="user_20_input"><text:span text:style-name="T8">(escape</text:span></text:span><text:span text:style-name="user_20_input"><text:span text:style-name="T8">)</text:span></text:span></text:p>
      <text:p text:style-name="P8"><text:span text:style-name="placeholder">&lt;&lt;root&gt;&gt;</text:span><text:span text:style-name="placeholder"><text:span text:style-name="T7"><text:tab/><text:tab/><text:tab/><text:tab/><text:tab/><text:tab/><text:tab/></text:span></text:span></text:p>
      <text:p text:style-name="P8"><text:span text:style-name="T1"><text:tab/></text:span><text:span text:style-name="static"><text:span text:style-name="T6">repeat with every</text:span></text:span><text:span text:style-name="static"><text:span text:style-name="T7"> </text:span></text:span><text:span text:style-name="edit"><text:span text:style-name="T8">x</text:span></text:span><text:span text:style-name="cursor">|</text:span><text:span text:style-name="static">in</text:span><text:span text:style-name="placeholder"><text:span text:style-name="T5"> &lt;&lt;items</text:span></text:span><text:span text:style-name="placeholder">&gt;&gt;</text:span><text:span text:style-name="static">:</text:span><text:span text:style-name="static"><text:span text:style-name="T9"> <text:s/></text:span></text:span><text:span text:style-name="narration"><text:span text:style-name="T9">placeholder is replaced with</text:span></text:span></text:p>
      <text:p text:style-name="P8"><text:span text:style-name="user_20_input"><text:span text:style-name="T2"><text:tab/><text:tab/><text:tab/><text:tab/><text:tab/><text:tab/><text:tab/><text:tab/></text:span></text:span><text:span text:style-name="narration"><text:span text:style-name="T9">a "something new" node</text:span></text:span></text:p>
      <text:p text:style-name="P3"><text:span text:style-name="placeholder"><text:span text:style-name="T1"/>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lwgMono" svg:font-family="TlwgMono" style:font-pitch="fixed"/>
    <style:font-face style:name="TlwgMono1" svg:font-family="TlwgMono" style:font-adornments="Regular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00ff00" style:font-name="TlwgMono1" fo:font-weight="normal" style:font-size-asian="10.5pt"/>
    </style:style>
    <style:style style:name="Heading" style:family="paragraph" style:hidden="true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hidden="true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hidden="true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aceholder" style:family="paragraph" style:parent-style-name="Standard" style:class="extra" style:master-page-name="">
      <style:paragraph-properties style:page-number="auto" fo:background-color="#000000" style:shadow="none">
        <style:tab-stops/>
        <style:background-image/>
      </style:paragraph-properties>
      <style:text-properties fo:color="#666666" style:font-name="TlwgMono" fo:font-weight="normal" style:font-size-asian="10.5pt"/>
    </style:style>
    <style:style style:name="Addressee" style:family="paragraph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0.3937in" fo:margin-right="0in" fo:text-indent="0in" style:auto-text-indent="false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hidden="true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Quotations" style:family="paragraph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ender" style:family="paragraph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First_20_line_20_indent" style:display-name="First line indent" style:family="paragraph" style:hidden="true" style:parent-style-name="Text_20_body" style:class="text">
      <style:paragraph-properties fo:margin-left="0in" fo:margin-right="0in" fo:text-indent="0.1965in" style:auto-text-indent="false"/>
    </style:style>
    <style:style style:name="Frame_20_contents" style:display-name="Frame contents" style:family="paragraph" style:hidden="true" style:parent-style-name="Text_20_body" style:class="extra"/>
    <style:style style:name="Hanging_20_indent" style:display-name="Hanging indent" style:family="paragraph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hidden="true" style:parent-style-name="Text_20_body" style:class="text">
      <style:paragraph-properties fo:margin-left="0.1965in" fo:margin-right="0in" fo:text-indent="0in" style:auto-text-indent="false"/>
    </style:style>
    <style:style style:name="Heading_20_4" style:display-name="Heading 4" style:family="paragraph" style:hidden="true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aption_20_characters" style:display-name="Caption characters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 style:hidden="true">
      <style:text-properties style:font-name="OpenSymbol" style:font-name-asian="OpenSymbol" style:font-name-complex="OpenSymbol"/>
    </style:style>
    <style:style style:name="Definition" style:family="text" style:hidden="true"/>
    <style:style style:name="Drop_20_Caps" style:display-name="Drop Caps" style:family="text" style:hidden="true"/>
    <style:style style:name="Emphasis" style:family="text" style:hidden="true">
      <style:text-properties fo:font-style="italic" style:font-style-asian="italic" style:font-style-complex="italic"/>
    </style:style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style:font-name-asian="DejaVu Sans Mono" style:font-name-complex="Lohit Hindi2"/>
    </style:style>
    <style:style style:name="placeholder" style:family="text">
      <style:text-properties fo:color="#808080" style:font-name="TlwgMono" fo:font-weight="normal" officeooo:rsid="000450b6" style:font-size-asian="10.5pt"/>
    </style:style>
    <style:style style:name="edit" style:family="text" style:parent-style-name="placeholder">
      <style:text-properties fo:color="#0047ff" style:font-name="TlwgMono" fo:font-weight="normal" officeooo:rsid="000450b6" style:font-size-asian="10.5pt"/>
    </style:style>
    <style:style style:name="user_20_input" style:display-name="user input" style:family="text">
      <style:text-properties fo:font-variant="normal" fo:text-transform="none" fo:color="#ff00ff" style:font-name="TlwgMono" fo:letter-spacing="normal" fo:font-weight="normal" officeooo:rsid="000450b6" style:font-size-asian="10.5pt"/>
    </style:style>
    <style:style style:name="cursor" style:family="text">
      <style:text-properties fo:color="#00dcff" style:font-name="TlwgMono" fo:font-weight="normal" officeooo:rsid="000450b6" style:font-size-asian="10.5pt"/>
    </style:style>
    <style:style style:name="menu" style:family="text">
      <style:text-properties fo:color="#94bd5e" style:font-name="TlwgMono" fo:font-weight="normal" officeooo:rsid="000450b6" style:font-size-asian="10.5pt"/>
    </style:style>
    <style:style style:name="menu_20_selected" style:display-name="menu selected" style:family="text" style:parent-style-name="menu">
      <style:text-properties fo:color="#ff420e" style:font-name="TlwgMono" fo:font-weight="normal" officeooo:rsid="000450b6" style:font-size-asian="10.5pt"/>
    </style:style>
    <style:style style:name="static" style:family="text">
      <style:text-properties fo:color="#00ff00" style:font-name="TlwgMono" fo:font-weight="normal" officeooo:rsid="0008d16b" style:font-size-asian="10.5pt"/>
    </style:style>
    <style:style style:name="narration" style:family="text" style:parent-style-name="user_20_input">
      <style:text-properties fo:font-variant="normal" fo:text-transform="none" fo:color="#ffd320" style:font-name="TlwgMono" fo:letter-spacing="normal" fo:font-weight="normal" officeooo:rsid="000bc1d4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000000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ok </meta:initial-creator>
    <meta:creation-date>2013-09-02T20:04:23</meta:creation-date>
    <dc:date>2013-09-02T22:35:22</dc:date>
    <dc:creator>kook </dc:creator>
    <meta:editing-duration>PT59M21S</meta:editing-duration>
    <meta:editing-cycles>6</meta:editing-cycles>
    <meta:generator>LibreOffice/4.0.2.2$Linux_x86 LibreOffice_project/400m0$Build-2</meta:generator>
    <meta:document-statistic meta:table-count="0" meta:image-count="0" meta:object-count="0" meta:page-count="1" meta:paragraph-count="40" meta:word-count="138" meta:character-count="993" meta:non-whitespace-character-count="749"/>
  </office:meta>
</office:document-meta>
</file>